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árok1" table:style-name="ta1">
        <table:shapes>
          <draw:frame draw:z-index="0" draw:name="Enumeration Sort" draw:style-name="gr1" draw:text-style-name="P1" svg:width="159.98mm" svg:height="90.04mm" svg:x="212.28mm" svg:y="57.64mm">
            <loext:p draw:notify-on-update-of-ranges="Hárok1.A17:Hárok1.A17 Hárok1.B17:Hárok1.G17 Hárok1.A18:Hárok1.A18 Hárok1.B18:Hárok1.G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5293" calcext:value-type="float">
            <text:p>4405293</text:p>
          </table:table-cell>
          <table:table-cell office:value-type="float" office:value="3073474" calcext:value-type="float">
            <text:p>3073474</text:p>
          </table:table-cell>
          <table:table-cell office:value-type="float" office:value="3216746" calcext:value-type="float">
            <text:p>3216746</text:p>
          </table:table-cell>
          <table:table-cell office:value-type="float" office:value="1480785" calcext:value-type="float">
            <text:p>1480785</text:p>
          </table:table-cell>
          <table:table-cell office:value-type="float" office:value="1191163" calcext:value-type="float">
            <text:p>1191163</text:p>
          </table:table-cell>
          <table:table-cell office:value-type="float" office:value="283035" calcext:value-type="float">
            <text:p>28303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45019" calcext:value-type="float">
            <text:p>9545019</text:p>
          </table:table-cell>
          <table:table-cell office:value-type="float" office:value="5015124" calcext:value-type="float">
            <text:p>5015124</text:p>
          </table:table-cell>
          <table:table-cell office:value-type="float" office:value="2668870" calcext:value-type="float">
            <text:p>2668870</text:p>
          </table:table-cell>
          <table:table-cell office:value-type="float" office:value="2081749" calcext:value-type="float">
            <text:p>2081749</text:p>
          </table:table-cell>
          <table:table-cell office:value-type="float" office:value="812649" calcext:value-type="float">
            <text:p>812649</text:p>
          </table:table-cell>
          <table:table-cell office:value-type="float" office:value="245309" calcext:value-type="float">
            <text:p>24530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15731" calcext:value-type="float">
            <text:p>6615731</text:p>
          </table:table-cell>
          <table:table-cell office:value-type="float" office:value="3968213" calcext:value-type="float">
            <text:p>3968213</text:p>
          </table:table-cell>
          <table:table-cell office:value-type="float" office:value="3468446" calcext:value-type="float">
            <text:p>3468446</text:p>
          </table:table-cell>
          <table:table-cell office:value-type="float" office:value="2588667" calcext:value-type="float">
            <text:p>2588667</text:p>
          </table:table-cell>
          <table:table-cell office:value-type="float" office:value="673021" calcext:value-type="float">
            <text:p>673021</text:p>
          </table:table-cell>
          <table:table-cell office:value-type="float" office:value="272844" calcext:value-type="float">
            <text:p>27284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25379" calcext:value-type="float">
            <text:p>6325379</text:p>
          </table:table-cell>
          <table:table-cell office:value-type="float" office:value="2586576" calcext:value-type="float">
            <text:p>2586576</text:p>
          </table:table-cell>
          <table:table-cell office:value-type="float" office:value="3202875" calcext:value-type="float">
            <text:p>3202875</text:p>
          </table:table-cell>
          <table:table-cell office:value-type="float" office:value="2074111" calcext:value-type="float">
            <text:p>2074111</text:p>
          </table:table-cell>
          <table:table-cell office:value-type="float" office:value="1243389" calcext:value-type="float">
            <text:p>1243389</text:p>
          </table:table-cell>
          <table:table-cell office:value-type="float" office:value="241093" calcext:value-type="float">
            <text:p>24109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64219" calcext:value-type="float">
            <text:p>4964219</text:p>
          </table:table-cell>
          <table:table-cell office:value-type="float" office:value="8090416" calcext:value-type="float">
            <text:p>8090416</text:p>
          </table:table-cell>
          <table:table-cell office:value-type="float" office:value="2650802" calcext:value-type="float">
            <text:p>2650802</text:p>
          </table:table-cell>
          <table:table-cell office:value-type="float" office:value="1575621" calcext:value-type="float">
            <text:p>1575621</text:p>
          </table:table-cell>
          <table:table-cell office:value-type="float" office:value="1127059" calcext:value-type="float">
            <text:p>1127059</text:p>
          </table:table-cell>
          <table:table-cell office:value-type="float" office:value="317182" calcext:value-type="float">
            <text:p>31718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29874" calcext:value-type="float">
            <text:p>7329874</text:p>
          </table:table-cell>
          <table:table-cell office:value-type="float" office:value="4355442" calcext:value-type="float">
            <text:p>4355442</text:p>
          </table:table-cell>
          <table:table-cell office:value-type="float" office:value="2780427" calcext:value-type="float">
            <text:p>2780427</text:p>
          </table:table-cell>
          <table:table-cell office:value-type="float" office:value="2296707" calcext:value-type="float">
            <text:p>2296707</text:p>
          </table:table-cell>
          <table:table-cell office:value-type="float" office:value="758111" calcext:value-type="float">
            <text:p>758111</text:p>
          </table:table-cell>
          <table:table-cell office:value-type="float" office:value="274475" calcext:value-type="float">
            <text:p>274475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36754" calcext:value-type="float">
            <text:p>5436754</text:p>
          </table:table-cell>
          <table:table-cell office:value-type="float" office:value="4252363" calcext:value-type="float">
            <text:p>4252363</text:p>
          </table:table-cell>
          <table:table-cell office:value-type="float" office:value="2658256" calcext:value-type="float">
            <text:p>2658256</text:p>
          </table:table-cell>
          <table:table-cell office:value-type="float" office:value="1261981" calcext:value-type="float">
            <text:p>1261981</text:p>
          </table:table-cell>
          <table:table-cell office:value-type="float" office:value="625923" calcext:value-type="float">
            <text:p>625923</text:p>
          </table:table-cell>
          <table:table-cell office:value-type="float" office:value="243161" calcext:value-type="float">
            <text:p>24316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98040" calcext:value-type="float">
            <text:p>4698040</text:p>
          </table:table-cell>
          <table:table-cell office:value-type="float" office:value="5019130" calcext:value-type="float">
            <text:p>5019130</text:p>
          </table:table-cell>
          <table:table-cell office:value-type="float" office:value="2517632" calcext:value-type="float">
            <text:p>2517632</text:p>
          </table:table-cell>
          <table:table-cell office:value-type="float" office:value="2012121" calcext:value-type="float">
            <text:p>2012121</text:p>
          </table:table-cell>
          <table:table-cell office:value-type="float" office:value="1177887" calcext:value-type="float">
            <text:p>1177887</text:p>
          </table:table-cell>
          <table:table-cell office:value-type="float" office:value="293653" calcext:value-type="float">
            <text:p>29365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77721" calcext:value-type="float">
            <text:p>5277721</text:p>
          </table:table-cell>
          <table:table-cell office:value-type="float" office:value="2195877" calcext:value-type="float">
            <text:p>2195877</text:p>
          </table:table-cell>
          <table:table-cell office:value-type="float" office:value="2775087" calcext:value-type="float">
            <text:p>2775087</text:p>
          </table:table-cell>
          <table:table-cell office:value-type="float" office:value="1508249" calcext:value-type="float">
            <text:p>1508249</text:p>
          </table:table-cell>
          <table:table-cell office:value-type="float" office:value="838253" calcext:value-type="float">
            <text:p>838253</text:p>
          </table:table-cell>
          <table:table-cell office:value-type="float" office:value="302916" calcext:value-type="float">
            <text:p>30291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49526" calcext:value-type="float">
            <text:p>5349526</text:p>
          </table:table-cell>
          <table:table-cell office:value-type="float" office:value="5699498" calcext:value-type="float">
            <text:p>5699498</text:p>
          </table:table-cell>
          <table:table-cell office:value-type="float" office:value="2217340" calcext:value-type="float">
            <text:p>2217340</text:p>
          </table:table-cell>
          <table:table-cell office:value-type="float" office:value="1693645" calcext:value-type="float">
            <text:p>1693645</text:p>
          </table:table-cell>
          <table:table-cell office:value-type="float" office:value="827928" calcext:value-type="float">
            <text:p>827928</text:p>
          </table:table-cell>
          <table:table-cell office:value-type="float" office:value="277635" calcext:value-type="float">
            <text:p>277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2:.B11])" office:value-type="float" office:value="5994755.6" calcext:value-type="float">
            <text:p>5994756</text:p>
          </table:table-cell>
          <table:table-cell table:style-name="ce2" table:formula="of:=AVERAGE([.C2:.C11])" office:value-type="float" office:value="4425611.3" calcext:value-type="float">
            <text:p>4425611</text:p>
          </table:table-cell>
          <table:table-cell table:style-name="ce2" table:formula="of:=AVERAGE([.D2:.D11])" office:value-type="float" office:value="2815648.1" calcext:value-type="float">
            <text:p>2815648</text:p>
          </table:table-cell>
          <table:table-cell table:style-name="ce2" table:formula="of:=AVERAGE([.E2:.E11])" office:value-type="float" office:value="1857363.6" calcext:value-type="float">
            <text:p>1857364</text:p>
          </table:table-cell>
          <table:table-cell table:style-name="ce2" table:formula="of:=AVERAGE([.F2:.F11])" office:value-type="float" office:value="927538.3" calcext:value-type="float">
            <text:p>927538</text:p>
          </table:table-cell>
          <table:table-cell table:style-name="ce2" table:formula="of:=AVERAGE([.G2:.G11])" office:value-type="float" office:value="275130.3" calcext:value-type="float">
            <text:p>275130</text:p>
          </table:table-cell>
          <table:table-cell/>
          <table:table-cell table:style-name="ce2"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Veľkosť dá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Priemerná doba spracovania [ns]</text:p>
          </table:table-cell>
          <table:table-cell table:style-name="ce2" table:formula="of:=AVERAGE([.B5:.B14])" office:value-type="float" office:value="5041810.95555556" calcext:value-type="float">
            <text:p>5041811</text:p>
          </table:table-cell>
          <table:table-cell table:style-name="ce2" table:formula="of:=AVERAGE([.C5:.C14])" office:value-type="float" office:value="4069437.58888889" calcext:value-type="float">
            <text:p>4069438</text:p>
          </table:table-cell>
          <table:table-cell table:style-name="ce2" table:formula="of:=AVERAGE([.D5:.D14])" office:value-type="float" office:value="2402009.67777778" calcext:value-type="float">
            <text:p>2402010</text:p>
          </table:table-cell>
          <table:table-cell table:style-name="ce2" table:formula="of:=AVERAGE([.E5:.E14])" office:value-type="float" office:value="1586645.95555556" calcext:value-type="float">
            <text:p>1586646</text:p>
          </table:table-cell>
          <table:table-cell table:style-name="ce2" table:formula="of:=AVERAGE([.F5:.F14])" office:value-type="float" office:value="836233.144444445" calcext:value-type="float">
            <text:p>836233</text:p>
          </table:table-cell>
          <table:table-cell table:style-name="ce2" table:formula="of:=AVERAGE([.G5:.G14])" office:value-type="float" office:value="247250.033333333" calcext:value-type="float">
            <text:p>247250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Default" office:value-type="string" calcext:value-type="string">
            <text:p>Veľkosť dá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Priemerná doba spracovania [ns]</text:p>
          </table:table-cell>
          <table:table-cell table:style-name="ce2" office:value-type="float" office:value="247250.033333333" calcext:value-type="float">
            <text:p>247250</text:p>
          </table:table-cell>
          <table:table-cell table:style-name="ce2" office:value-type="float" office:value="836233.144444445" calcext:value-type="float">
            <text:p>836233</text:p>
          </table:table-cell>
          <table:table-cell table:style-name="ce2" office:value-type="float" office:value="1586645.95555556" calcext:value-type="float">
            <text:p>1586646</text:p>
          </table:table-cell>
          <table:table-cell table:style-name="ce2" office:value-type="float" office:value="2402009.67777778" calcext:value-type="float">
            <text:p>2402010</text:p>
          </table:table-cell>
          <table:table-cell table:style-name="ce2" office:value-type="float" office:value="4069437.58888889" calcext:value-type="float">
            <text:p>4069438</text:p>
          </table:table-cell>
          <table:table-cell table:style-name="ce2" office:value-type="float" office:value="5041810.95555556" calcext:value-type="float">
            <text:p>50418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8:53:14.760626874</meta:creation-date>
    <dc:date>2017-04-07T19:24:15.940805465</dc:date>
    <meta:editing-duration>PT20M48S</meta:editing-duration>
    <meta:editing-cycles>5</meta:editing-cycles>
    <meta:generator>LibreOffice/5.1.6.2$Linux_X86_64 LibreOffice_project/10m0$Build-2</meta:generator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title svg:x="6.196cm" svg:y="0.316cm" chart:style-name="ch2">
          <text:p>Enumeration Sort</text:p>
        </chart:title>
        <chart:plot-area chart:style-name="ch3" table:cell-range-address="Hárok1.A17:Hárok1.G18" chart:data-source-has-labels="both" svg:x="1.33cm" svg:y="1.275cm" svg:width="14.35cm" svg:height="6.569cm">
          <chartooo:coordinate-region svg:x="2.877cm" svg:y="1.475cm" svg:width="12.616cm" svg:height="5.722cm"/>
          <chart:axis chart:dimension="x" chart:name="primary-x" chart:style-name="ch4" chartooo:axis-type="auto">
            <chart:title svg:x="6.728cm" svg:y="8.024cm" chart:style-name="ch5">
              <text:p>Množstvo vstupných dát</text:p>
            </chart:title>
            <chart:categories table:cell-range-address="Hárok1.B17:Hárok1.G17"/>
          </chart:axis>
          <chart:axis chart:dimension="y" chart:name="primary-y" chart:style-name="ch6">
            <chart:title svg:x="0.451cm" svg:y="6.998cm" chart:style-name="ch7">
              <text:p>Priemerná doba spracovania [ns]</text:p>
            </chart:title>
            <chart:grid chart:style-name="ch8" chart:class="major"/>
          </chart:axis>
          <chart:series chart:style-name="ch9" chart:values-cell-range-address="Hárok1.B18:Hárok1.G18" chart:label-cell-address="Hárok1.A18:Hárok1.A18" chart:class="chart:scatter">
            <chart:domain table:cell-range-address="Hárok1.B17:Hárok1.G17"/>
            <chart:regression-curve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Hárok1.B17:Hárok1.G1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Priemerná doba spracovania [ns]</text:p>
                <draw:g>
                  <svg:desc>Hárok1.A18:Hárok1.A18</svg:desc>
                </draw:g>
              </table:table-cell>
              <table:table-cell office:value-type="float" office:value="247250.033333333">
                <text:p>247250.033333333</text:p>
                <draw:g>
                  <svg:desc>Hárok1.B18:Hárok1.G18</svg:desc>
                </draw:g>
              </table:table-cell>
              <table:table-cell office:value-type="float" office:value="836233.144444445">
                <text:p>836233.144444445</text:p>
              </table:table-cell>
              <table:table-cell office:value-type="float" office:value="1586645.95555556">
                <text:p>1586645.95555556</text:p>
              </table:table-cell>
              <table:table-cell office:value-type="float" office:value="2402009.67777778">
                <text:p>2402009.67777778</text:p>
              </table:table-cell>
              <table:table-cell office:value-type="float" office:value="4069437.58888889">
                <text:p>4069437.58888889</text:p>
              </table:table-cell>
              <table:table-cell office:value-type="float" office:value="5041810.95555556">
                <text:p>5041810.9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